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decorativ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14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93mm"/>
    </style:style>
    <style:style style:name="co4" style:family="table-column">
      <style:table-column-properties fo:break-before="auto" style:column-width="34.96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22.08mm"/>
    </style:style>
    <style:style style:name="co7" style:family="table-column">
      <style:table-column-properties fo:break-before="auto" style:column-width="21.54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5.36mm" fo:break-before="auto" style:use-optimal-row-height="true"/>
    </style:style>
    <style:style style:name="ro4" style:family="table-row">
      <style:table-row-properties style:row-height="4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Références1">
      <style:table-properties table:display="true" style:writing-mode="lr-tb"/>
    </style:style>
    <style:style style:name="ta2" style:family="table" style:master-page-name="PageStyle_5f_Références2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ackground-color="#ffff00" style:text-align-source="fix" style:repeat-content="false" fo:border="0.06pt solid #000000" fo:padding="0.71mm"/>
      <style:paragraph-properties fo:text-align="center" fo:margin-left="0mm"/>
    </style:style>
    <style:style style:name="ce3" style:family="table-cell" style:parent-style-name="Default">
      <style:table-cell-properties style:glyph-orientation-vertical="0" fo:background-color="#e6e6e6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Saisie">
      <style:table-cell-properties style:cell-protect="protected" style:print-content="true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éférences1" table:style-name="ta1">
        <office:forms form:automatic-focus="false" form:apply-design-mode="false"/>
        <table:table-column table:style-name="co1" table:number-columns-repeated="11" table:default-cell-style-name="ce1"/>
        <table:table-column table:style-name="co2" table:number-columns-repeated="246" table:default-cell-style-name="ce1"/>
        <table:table-column table:style-name="co2" table:number-columns-repeated="767" table:default-cell-style-name="Default"/>
        <table:table-row table:style-name="ro1">
          <table:table-cell table:number-columns-repeated="4"/>
          <table:table-cell table:style-name="ce2" table:formula="of:=[.E5]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relative</text:p>
          </table:table-cell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ixte</text:p>
          </table:table-cell>
          <table:table-cell table:number-columns-repeated="1023"/>
        </table:table-row>
        <table:table-row table:style-name="ro1">
          <table:table-cell table:style-name="ce2" table:formula="of:=[.$E5]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2" table:formula="of:=[.E$5]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mixte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 table:number-columns-repeated="3"/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2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table:formula="of:=[.$E$5]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absolue</text:p>
          </table:table-cell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Explications" office:value-type="string" calcext:value-type="string">
            <text:p>Pour chaque rectangle jaune, regardez la formule dans le coin supérieur gauche</text:p>
          </table:table-cell>
          <table:table-cell table:style-name="Default" table:number-columns-repeated="10"/>
          <table:table-cell table:number-columns-repeated="1013"/>
        </table:table-row>
        <table:table-row table:style-name="ro1" table:number-rows-repeated="2">
          <table:table-cell table:style-name="Explications"/>
          <table:table-cell table:style-name="Default" table:number-columns-repeated="10"/>
          <table:table-cell table:number-columns-repeated="1013"/>
        </table:table-row>
        <table:table-row table:style-name="ro2">
          <table:table-cell table:style-name="Instructions" office:value-type="string" calcext:value-type="string">
            <text:p>Dans chaque rectangle jaune, copiez la formule dans tout le rectangle</text:p>
          </table:table-cell>
          <table:table-cell table:style-name="Default" table:number-columns-repeated="10"/>
          <table:table-cell table:number-columns-repeated="1013"/>
        </table:table-row>
        <table:table-row table:style-name="ro3">
          <table:table-cell table:style-name="Instructions" office:value-type="string" calcext:value-type="string">
            <text:p>Regardez les résultats obtenus et comprenez</text:p>
          </table:table-cell>
          <table:table-cell table:style-name="Default" table:number-columns-repeated="10"/>
          <table:table-cell table:number-columns-repeated="1013"/>
        </table:table-row>
        <table:table-row table:style-name="ro1" table:number-rows-repeated="9">
          <table:table-cell table:number-columns-repeated="1024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éférences2" table:style-name="ta2">
        <office:forms form:automatic-focus="false" form:apply-design-mode="false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number-columns-repeated="252" table:default-cell-style-name="ce4"/>
        <table:table-column table:style-name="co7" table:number-columns-repeated="767" table:default-cell-style-name="Default"/>
        <table:table-row table:style-name="ro1">
          <table:table-cell/>
          <table:table-cell table:style-name="ce6" office:value-type="string" calcext:value-type="string">
            <text:p>Taux de TVA</text:p>
          </table:table-cell>
          <table:table-cell table:style-name="ce9" office:value-type="currency" office:currency="EUR" office:value="0.196" calcext:value-type="currency">
            <text:p>0,20 €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Janvier</text:p>
          </table:table-cell>
          <table:table-cell table:style-name="ce7" office:value-type="string" calcext:value-type="string">
            <text:p>Février</text:p>
          </table:table-cell>
          <table:table-cell table:style-name="ce7" office:value-type="string" calcext:value-type="string">
            <text:p>Mars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5"/>
          <table:table-cell table:style-name="ce6" office:value-type="string" calcext:value-type="string">
            <text:p>Chiffre d'affaire HT</text:p>
          </table:table-cell>
          <table:table-cell table:style-name="Saisie" office:value-type="currency" office:currency="EUR" office:value="10000" calcext:value-type="currency">
            <text:p>10 000,00 €</text:p>
          </table:table-cell>
          <table:table-cell table:style-name="Saisie" office:value-type="currency" office:currency="EUR" office:value="12000" calcext:value-type="currency">
            <text:p>12 000,00 €</text:p>
          </table:table-cell>
          <table:table-cell table:style-name="Saisie" office:value-type="currency" office:currency="EUR" office:value="15000" calcext:value-type="currency">
            <text:p>15 000,00 €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Chiffre d'affaire TTC</text:p>
          </table:table-cell>
          <table:table-cell table:style-name="Calcul" table:formula="of:=[.C4]*(1+[.C1])" office:value-type="currency" office:currency="EUR" office:value="11960" calcext:value-type="currency">
            <text:p>11 960,00 €</text:p>
          </table:table-cell>
          <table:table-cell table:style-name="Calcul"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Janvier</text:p>
          </table:table-cell>
          <table:table-cell table:number-columns-repeated="2" table:style-name="ce7" office:value-type="string" calcext:value-type="string">
            <text:p>Février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5"/>
          <table:table-cell table:style-name="ce6" office:value-type="string" calcext:value-type="string">
            <text:p>Chiffre d'affaire HT</text:p>
          </table:table-cell>
          <table:table-cell table:style-name="Saisie" office:value-type="currency" office:currency="EUR" office:value="10000" calcext:value-type="currency">
            <text:p>10 000,00 €</text:p>
          </table:table-cell>
          <table:table-cell table:style-name="Saisie" office:value-type="currency" office:currency="EUR" office:value="12000" calcext:value-type="currency">
            <text:p>12 000,00 €</text:p>
          </table:table-cell>
          <table:table-cell table:style-name="Saisie" office:value-type="currency" office:currency="EUR" office:value="15000" calcext:value-type="currency">
            <text:p>15 000,00 €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Chiffre d'affaire TTC</text:p>
          </table:table-cell>
          <table:table-cell table:style-name="Calcul" table:formula="of:=[.$C$8]*(1+[.$C$1])" office:value-type="currency" office:currency="EUR" office:value="11960" calcext:value-type="currency">
            <text:p>11 960,00 €</text:p>
          </table:table-cell>
          <table:table-cell table:style-name="Calcul"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Janvier</text:p>
          </table:table-cell>
          <table:table-cell table:number-columns-repeated="2" table:style-name="ce7" office:value-type="string" calcext:value-type="string">
            <text:p>Février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5"/>
          <table:table-cell table:style-name="ce6" office:value-type="string" calcext:value-type="string">
            <text:p>Chiffre d'affaire HT</text:p>
          </table:table-cell>
          <table:table-cell table:style-name="Saisie" office:value-type="currency" office:currency="EUR" office:value="10000" calcext:value-type="currency">
            <text:p>10 000,00 €</text:p>
          </table:table-cell>
          <table:table-cell table:style-name="Saisie" office:value-type="currency" office:currency="EUR" office:value="12000" calcext:value-type="currency">
            <text:p>12 000,00 €</text:p>
          </table:table-cell>
          <table:table-cell table:style-name="Saisie" office:value-type="currency" office:currency="EUR" office:value="15000" calcext:value-type="currency">
            <text:p>15 000,00 €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Chiffre d'affaire TTC</text:p>
          </table:table-cell>
          <table:table-cell table:style-name="Calcul" table:formula="of:=[.C12]*(1+[.$C$1])" office:value-type="currency" office:currency="EUR" office:value="11960" calcext:value-type="currency">
            <text:p>11 960,00 €</text:p>
          </table:table-cell>
          <table:table-cell table:style-name="Calcul"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Explications" office:value-type="string" calcext:value-type="string">
            <text:p>Rappel : le montant TTC est le montant HT augmenté de la TVA.</text:p>
          </table:table-cell>
          <table:table-cell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Explications" office:value-type="string" calcext:value-type="string">
            <text:p>On peut donc le calculer en faisant montantHT * (1 + taux de tva). Essayons dans le tableur.</text:p>
          </table:table-cell>
          <table:table-cell table:number-columns-repeated="7"/>
          <table:table-cell table:style-name="ce10"/>
          <table:table-cell table:number-columns-repeated="1015"/>
        </table:table-row>
        <table:table-row table:style-name="ro1">
          <table:table-cell table:style-name="Explications"/>
          <table:table-cell table:number-columns-repeated="7"/>
          <table:table-cell table:style-name="ce10"/>
          <table:table-cell table:number-columns-repeated="1015"/>
        </table:table-row>
        <table:table-row table:style-name="ro3">
          <table:table-cell table:style-name="Instructions" office:value-type="string" calcext:value-type="string">
            <text:p>Recopiez la formule contenue en C5 de C5 à E5. Devinez le résultat. Vérifiez</text:p>
          </table:table-cell>
          <table:table-cell table:style-name="Instructions" table:number-columns-repeated="4"/>
          <table:table-cell table:style-name="Default"/>
          <table:table-cell table:number-columns-repeated="1018"/>
        </table:table-row>
        <table:table-row table:style-name="ro3">
          <table:table-cell table:style-name="Instructions" office:value-type="string" calcext:value-type="string">
            <text:p>Même question avec C9 et C13</text:p>
          </table:table-cell>
          <table:table-cell table:style-name="Instructions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decorativ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2P0" style:volatile="true">
      <number:number number:decimal-places="0" loext:min-decimal-places="0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22P0"/>
    </number:number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number-style style:name="N127P0" style:volatile="true">
      <loext:text> 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structions" style:family="table-cell" style:parent-style-name="Default">
      <style:text-properties fo:color="#ff3333" fo:font-size="10.5pt" fo:font-style="italic" fo:font-weight="bold"/>
    </style:style>
    <style:style style:name="Explications" style:family="table-cell" style:parent-style-name="Default">
      <style:text-properties fo:color="#ff3333"/>
    </style:style>
    <style:style style:name="Calcul" style:family="table-cell" style:parent-style-name="Default" style:data-style-name="N116">
      <style:table-cell-properties style:glyph-orientation-vertical="0" fo:border-bottom="1.76pt solid #000000" fo:background-color="#ffd32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aisie" style:family="table-cell" style:parent-style-name="Default" style:data-style-name="N116">
      <style:table-cell-properties style:glyph-orientation-vertical="0" fo:background-color="#eeeee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2.51mm" fo:margin-bottom="12.51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3.97mm"/>
      </style:header-style>
      <style:footer-style>
        <style:header-footer-properties fo:min-height="7.5mm" fo:margin-left="0mm" fo:margin-right="0mm" fo:margin-top="3.97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2.51mm" fo:margin-bottom="12.51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3.97mm"/>
      </style:header-style>
      <style:footer-style>
        <style:header-footer-properties fo:min-height="7.5mm" fo:margin-left="0mm" fo:margin-right="0mm" fo:margin-top="3.9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8:01:27.648566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emple" style:display-name="PageStyle_Exempl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éférences1" style:display-name="PageStyle_Références1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Références2" style:display-name="PageStyle_Références2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ultiplication" style:display-name="PageStyle_Multiplication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aciles" style:display-name="PageStyle_Facil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umulé" style:display-name="PageStyle_Cumulé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es" style:display-name="PageStyle_Not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8-02-06T12:59:45</meta:creation-date>
    <dc:date>2016-09-12T18:10:56.325965523</dc:date>
    <meta:print-date>2004-02-02T23:05:26</meta:print-date>
    <meta:editing-cycles>10</meta:editing-cycles>
    <meta:editing-duration>P24DT58M11S</meta:editing-duration>
    <meta:generator>LibreOffice/5.1.4.2$Linux_X86_64 LibreOffice_project/10m0$Build-2</meta:generator>
    <dc:creator>Marc Tommasi</dc:creator>
    <meta:document-statistic meta:table-count="2" meta:cell-count="53" meta:object-count="0"/>
  </office:meta>
</office:document-meta>
</file>